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Tabla2" style:family="table">
      <style:table-properties style:width="17.903cm" table:align="margins" style:writing-mode="lr-tb"/>
    </style:style>
    <style:style style:name="Tabla2.A" style:family="table-column">
      <style:table-column-properties style:column-width="17.903cm" style:rel-column-width="65535*"/>
    </style:style>
    <style:style style:name="Tabla2.1" style:family="table-row">
      <style:table-row-properties style:min-row-height="3.11cm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6ae18" officeooo:paragraph-rsid="0006ae18"/>
    </style:style>
    <style:style style:name="P8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9" style:family="paragraph" style:parent-style-name="Table_20_Contents">
      <style:text-properties officeooo:rsid="00081a2a" officeooo:paragraph-rsid="00081a2a"/>
    </style:style>
    <style:style style:name="P10" style:family="paragraph" style:parent-style-name="Table_20_Contents">
      <style:text-properties officeooo:rsid="00096986" officeooo:paragraph-rsid="00096986"/>
    </style:style>
    <style:style style:name="P11" style:family="paragraph" style:parent-style-name="Table_20_Contents">
      <style:text-properties officeooo:rsid="000b0947" officeooo:paragraph-rsid="000b0947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81a2a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6. <text:s/><text:span text:style-name="T3">Control de archivos y archivos proyectados en memoria</text:span>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Adrián de la Torre Rod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">#include &lt;stdio.h&gt;</text:p>
            <text:p text:style-name="P10">#include &lt;sys/types.h&gt;</text:p>
            <text:p text:style-name="P10">#include &lt;fcntl.h&gt;</text:p>
            <text:p text:style-name="P10">#include &lt;unistd.h&gt;</text:p>
            <text:p text:style-name="P10"/>
            <text:p text:style-name="P10"/>
            <text:p text:style-name="P10">int main( int argc, char *argv[] ){</text:p>
            <text:p text:style-name="P10"/>
            <text:p text:style-name="P10"/>
            <text:p text:style-name="P10"/>
            <text:p text:style-name="P10"><text:s text:c="4"/>if( argc != 4 ){</text:p>
            <text:p text:style-name="P10"/>
            <text:p text:style-name="P10"><text:s text:c="8"/>perror("Uso: ./Ejercicio1 orden &lt; ó &gt; archivo" );</text:p>
            <text:p text:style-name="P10"><text:s text:c="8"/>exit(0);</text:p>
            <text:p text:style-name="P10"><text:s text:c="4"/>}</text:p>
            <text:p text:style-name="P10"/>
            <text:p text:style-name="P10"><text:s text:c="4"/>int fd;</text:p>
            <text:p text:style-name="P10"/>
            <text:p text:style-name="P10"><text:s text:c="4"/>if( strcmp(argv[2],"&gt;") ==0){</text:p>
            <text:p text:style-name="P10"/>
            <text:p text:style-name="P10"><text:s text:c="8"/>fd = open( argv[3], <text:s/>O_CREAT | O_WRONLY );</text:p>
            <text:p text:style-name="P10"><text:s text:c="8"/>close(STDOUT_FILENO);</text:p>
            <text:p text:style-name="P10"><text:s text:c="8"/>fcntl(fd, F_DUPFD,STDIN_FILENO);</text:p>
            <text:p text:style-name="P10"><text:s text:c="8"/>execlp( argv[1],"",NULL);</text:p>
            <text:p text:style-name="P10"/>
            <text:p text:style-name="P10"><text:s text:c="4"/>}</text:p>
            <text:p text:style-name="P10"><text:s text:c="4"/>else if ( strcmp(argv[2],"&lt;") ==0){</text:p>
            <text:p text:style-name="P10"/>
            <text:p text:style-name="P10"><text:s text:c="8"/>fd = open( argv[3], O_RDONLY);</text:p>
            <text:p text:style-name="P10"><text:soft-page-break/><text:s text:c="8"/>close(STDIN_FILENO);</text:p>
            <text:p text:style-name="P10"><text:s text:c="8"/>fcntl(fd, F_DUPFD,STDIN_FILENO);</text:p>
            <text:p text:style-name="P10"><text:s text:c="8"/>execlp( argv[1],"",NULL);</text:p>
            <text:p text:style-name="P10"><text:s text:c="4"/>}</text:p>
            <text:p text:style-name="P10"/>
            <text:p text:style-name="P10"/>
            <text:p text:style-name="P10"/>
            <text:p text:style-name="P10"><text:s text:c="4"/>close(fd);</text:p>
            <text:p text:style-name="P10"><text:s text:c="4"/></text:p>
            <text:p text:style-name="P10"/>
            <text:p text:style-name="P10"/>
            <text:p text:style-name="P10">}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>#include &lt;stdio.h&gt;</text:p>
            <text:p text:style-name="P11">#include &lt;sys/types.h&gt;</text:p>
            <text:p text:style-name="P11">#include &lt;fcntl.h&gt;</text:p>
            <text:p text:style-name="P11">#include &lt;unistd.h&gt;</text:p>
            <text:p text:style-name="P11">#include &lt;errno.h&gt;</text:p>
            <text:p text:style-name="P11">int main (int argc, char * argv[])</text:p>
            <text:p text:style-name="P11">{</text:p>
            <text:p text:style-name="P11"><text:s text:c="4"/>//Se trata de lanzar dos veces el programa para ver que uno tiene bloqueado el archivo</text:p>
            <text:p text:style-name="P11"/>
            <text:p text:style-name="P11"><text:s text:c="4"/>if(argc != 2){</text:p>
            <text:p text:style-name="P11"><text:s text:c="8"/>perror("Uso: ./Ejercicio3 archivo");</text:p>
            <text:p text:style-name="P11"><text:s text:c="8"/>exit(0);</text:p>
            <text:p text:style-name="P11"><text:s text:c="4"/>}</text:p>
            <text:p text:style-name="P11"/>
            <text:p text:style-name="P11"><text:s text:c="4"/>int fd = open(argv[1], O_RDWR);</text:p>
            <text:p text:style-name="P11"/>
            <text:p text:style-name="P11"><text:s text:c="4"/>struct flock cerrojo;</text:p>
            <text:p text:style-name="P11"><text:soft-page-break/></text:p>
            <text:p text:style-name="P11"><text:s text:c="4"/>cerrojo.l_type=F_WRLCK;</text:p>
            <text:p text:style-name="P11"><text:s text:c="4"/>cerrojo.l_whence=SEEK_SET;</text:p>
            <text:p text:style-name="P11"><text:s text:c="4"/>cerrojo.l_start=1;</text:p>
            <text:p text:style-name="P11"><text:s text:c="4"/>cerrojo.l_len=50;</text:p>
            <text:p text:style-name="P11"/>
            <text:p text:style-name="P11"><text:s text:c="4"/>printf ("Intentando bloquear %s\n", argv[1]);</text:p>
            <text:p text:style-name="P11"><text:s text:c="4"/>if (fcntl (fd, F_SETLKW, &amp;cerrojo) == EDEADLK){</text:p>
            <text:p text:style-name="P11"/>
            <text:p text:style-name="P11"><text:s text:c="8"/>printf ("%s no se ha podido bloquear\n", argv[1]);</text:p>
            <text:p text:style-name="P11"/>
            <text:p text:style-name="P11"><text:s text:c="4"/>}</text:p>
            <text:p text:style-name="P11"><text:s text:c="4"/>else{</text:p>
            <text:p text:style-name="P11"/>
            <text:p text:style-name="P11"><text:s text:c="8"/>printf ("%s se ha podido bloquear\n", argv[1]);</text:p>
            <text:p text:style-name="P11"/>
            <text:p text:style-name="P11"><text:s text:c="8"/>sleep(1);</text:p>
            <text:p text:style-name="P11"><text:s text:c="8"/>sleep(1);</text:p>
            <text:p text:style-name="P11"/>
            <text:p text:style-name="P11"><text:s text:c="8"/>//Desbloqueo</text:p>
            <text:p text:style-name="P11"><text:s text:c="8"/>cerrojo.l_type=F_UNLCK;</text:p>
            <text:p text:style-name="P11"><text:s text:c="8"/>cerrojo.l_whence=SEEK_SET;</text:p>
            <text:p text:style-name="P11"><text:s text:c="8"/>cerrojo.l_start=1;</text:p>
            <text:p text:style-name="P11"><text:s text:c="8"/>cerrojo.l_len=50;</text:p>
            <text:p text:style-name="P11"/>
            <text:p text:style-name="P11"><text:s text:c="8"/>fcntl (fd, F_SETLKW, &amp;cerrojo);</text:p>
            <text:p text:style-name="P11"><text:s text:c="4"/>}</text:p>
            <text:p text:style-name="P11"/>
            <text:p text:style-name="P11"/>
            <text:p text:style-name="P11">}</text:p>
            <text:p text:style-name="Table_20_Contents"/>
          </table:table-cell>
        </table:table-row>
      </table:table>
      <text:p text:style-name="P5"><text:soft-page-break/></text:p>
      <text:p text:style-name="P5">Mi solución a la <text:span text:style-name="T2">ejercicio 5</text:span> ha sido:</text:p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6. Construcción de un spool de impresión</text:span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10-05T09:46:35</meta:creation-date>
    <dc:date>2015-12-12T12:38:40.784888384</dc:date>
    <meta:print-date>2011-10-06T10:39:21</meta:print-date>
    <meta:editing-cycles>194</meta:editing-cycles>
    <meta:editing-duration>PT22H51M7S</meta:editing-duration>
    <meta:document-statistic meta:table-count="9" meta:image-count="1" meta:object-count="0" meta:page-count="5" meta:paragraph-count="75" meta:word-count="318" meta:character-count="2423" meta:non-whitespace-character-count="1897"/>
    <meta:user-defined meta:name="Información 1"/>
    <meta:user-defined meta:name="Información 2"/>
    <meta:user-defined meta:name="Información 3"/>
    <meta:user-defined meta:name="Información 4"/>
  </office:meta>
</office:document-meta>
</file>